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code</text:p>
      <text:p text:style-name="P1"/>
      <text:p text:style-name="P1">; a</text:p>
      <text:p text:style-name="P1"/>
      <text:p text:style-name="P1">(defun len(L)</text:p>
      <text:p text:style-name="P1"><text:s text:c="2"/>(cond</text:p>
      <text:p text:style-name="P1"><text:s text:c="2"/>((NULL L) 0)</text:p>
      <text:p text:style-name="P1"><text:s text:c="2"/>(T (+ (len (cdr L)) 1))</text:p>
      <text:p text:style-name="P1"><text:s text:c="2"/>)</text:p>
      <text:p text:style-name="P1">)</text:p>
      <text:p text:style-name="P1"/>
      <text:p text:style-name="P1">(defun mygcd(a b)</text:p>
      <text:p text:style-name="P1"><text:s text:c="2"/>(cond</text:p>
      <text:p text:style-name="P1"><text:s text:c="4"/>((equal b 0) a)</text:p>
      <text:p text:style-name="P1"><text:s text:c="4"/>(T (mygcd b (mod a b)))</text:p>
      <text:p text:style-name="P1"><text:s text:c="2"/>)</text:p>
      <text:p text:style-name="P1">)</text:p>
      <text:p text:style-name="P1"/>
      <text:p text:style-name="P1">(defun mylcm(a b)</text:p>
      <text:p text:style-name="P1"><text:s text:c="2"/>(cond</text:p>
      <text:p text:style-name="P1"><text:s text:c="4"/>(T (/ (* a b) (mygcd a b)))</text:p>
      <text:p text:style-name="P1"><text:s text:c="2"/>)</text:p>
      <text:p text:style-name="P1">)</text:p>
      <text:p text:style-name="P1"/>
      <text:p text:style-name="P1">(defun listlcm(L)</text:p>
      <text:p text:style-name="P1"><text:s text:c="2"/>(cond</text:p>
      <text:p text:style-name="P1"><text:s text:c="4"/>((NULL L) 1)</text:p>
      <text:p text:style-name="P1"><text:s text:c="4"/>((Integerp (car L)) (mylcm (car L) (listlcm (cdr L))))</text:p>
      <text:p text:style-name="P1"><text:s text:c="4"/>(T (listlcm (cdr L)))</text:p>
      <text:p text:style-name="P1"><text:s text:c="2"/>)</text:p>
      <text:p text:style-name="P1">)</text:p>
      <text:p text:style-name="P1"/>
      <text:p text:style-name="P1"/>
      <text:p text:style-name="P1">; b</text:p>
      <text:p text:style-name="P1"/>
      <text:p text:style-name="P1">(defun montainb(L D)</text:p>
      <text:p text:style-name="P1"><text:s text:c="2"/>(cond</text:p>
      <text:p text:style-name="P1"><text:s text:c="4"/>((and (equal (len L) 1) (equal D 1)) T)</text:p>
      <text:p text:style-name="P1"><text:s text:c="4"/>((and (equal (len L) 1) (equal D 0)) NIL)</text:p>
      <text:p text:style-name="P1"><text:s text:c="4"/>((&gt; (car L) (cadr L)) (montainb (cdr L) 1))</text:p>
      <text:p text:style-name="P1"><text:s text:c="4"/>((and (&lt; (car L) (cadr L)) (= D 0)) (montainb (cdr L) 0))</text:p>
      <text:p text:style-name="P1"><text:s text:c="4"/>(T NIL)</text:p>
      <text:p text:style-name="P1"><text:s text:c="2"/>)</text:p>
      <text:p text:style-name="P1">)</text:p>
      <text:p text:style-name="P1"/>
      <text:p text:style-name="P1">(defun montain(L)</text:p>
      <text:p text:style-name="P1"><text:s text:c="2"/>(cond</text:p>
      <text:p text:style-name="P1"><text:s text:c="4"/>((or (&lt; (len L) 3) (&gt; (car L) (cadr L))) NIL)</text:p>
      <text:p text:style-name="P1"><text:s text:c="4"/>(T (montainb L 0))</text:p>
      <text:p text:style-name="P1"><text:s text:c="2"/>)</text:p>
      <text:p text:style-name="P1">)</text:p>
      <text:p text:style-name="P1"/>
      <text:p text:style-name="P1">; c</text:p>
      <text:p text:style-name="P1"/>
      <text:p text:style-name="P1">(defun findnr(L)</text:p>
      <text:p text:style-name="P1"><text:s text:c="2"/>(cond</text:p>
      <text:p text:style-name="P1"><text:s text:c="4"/>((NULl L) NIL)</text:p>
      <text:p text:style-name="P1"><text:s text:c="4"/>((Integerp (car L)) (car L))</text:p>
      <text:p text:style-name="P1"><text:s text:c="4"/>(T (findnr (cdr L)))</text:p>
      <text:p text:style-name="P1"><text:s text:c="2"/>)</text:p>
      <text:p text:style-name="P1">)</text:p>
      <text:p text:style-name="P1"/>
      <text:p text:style-name="P1">(defun findmax(L M)</text:p>
      <text:p text:style-name="P1"><text:s text:c="2"/>(cond</text:p>
      <text:p text:style-name="P1"><text:s text:c="4"/>((NULl L) M)</text:p>
      <text:p text:style-name="P1"><text:s text:c="4"/>((and (Integerp (car L)) (&gt; (car L) M)) (findmax (cdr L) (car L)))</text:p>
      <text:p text:style-name="P1"><text:s text:c="4"/>(T (findmax (cdr L) M))</text:p>
      <text:p text:style-name="P1"><text:s text:c="2"/>)</text:p>
      <text:p text:style-name="P1">)</text:p>
      <text:p text:style-name="P1"/>
      <text:p text:style-name="P1"><text:soft-page-break/>(defun removemaxb(L M)</text:p>
      <text:p text:style-name="P1"><text:s text:c="2"/>(cond</text:p>
      <text:p text:style-name="P1"><text:s text:c="2"/>((NULL l) (list))</text:p>
      <text:p text:style-name="P1"><text:s text:c="2"/>((equal (car L) M) (removemaxb (cdr L) M))</text:p>
      <text:p text:style-name="P1"><text:s text:c="2"/>(T (cons (car L) (removemaxb (cdr L) M)))</text:p>
      <text:p text:style-name="P1"><text:s text:c="2"/>)</text:p>
      <text:p text:style-name="P1">)</text:p>
      <text:p text:style-name="P1">(defun removemax(L)</text:p>
      <text:p text:style-name="P1"><text:s text:c="2"/>(cond</text:p>
      <text:p text:style-name="P1"><text:s text:c="2"/>(T (removemaxb L (findmax L (findnr L))))</text:p>
      <text:p text:style-name="P1"><text:s text:c="2"/>)</text:p>
      <text:p text:style-name="P1">)</text:p>
      <text:p text:style-name="P1"/>
      <text:p text:style-name="P1">; d</text:p>
      <text:p text:style-name="P1"/>
      <text:p text:style-name="P1">(defun findprod(L)</text:p>
      <text:p text:style-name="P1"><text:s text:c="2"/>(cond</text:p>
      <text:p text:style-name="P1"><text:s text:c="2"/>((NULL L) 1)</text:p>
      <text:p text:style-name="P1"><text:s text:c="2"/>((and (Integerp (car L)) (equal (mod (car L) 2) 0)) (* (car L) (findprod (cdr L))))</text:p>
      <text:p text:style-name="P1"><text:s text:c="2"/>((listp (car L)) (* (findprod (cdr L)) (findprod (car L))))</text:p>
      <text:p text:style-name="P1"><text:s text:c="2"/>(T (findprod (cdr L)))</text:p>
      <text:p text:style-name="P1"><text:s text:c="2"/>)</text:p>
      <text:p text:style-name="P1">)</text:p>
      <text:p text:style-name="P1"/>
      <text:p text:style-name="P1">Tests</text:p>
      <text:p text:style-name="P1"/>
      <text:p text:style-name="P1">a)</text:p>
      <text:p text:style-name="P1">(listlcm (list 10 25 30))</text:p>
      <text:p text:style-name="P1">150</text:p>
      <text:p text:style-name="P1">(listlcm (list 24 30 21))</text:p>
      <text:p text:style-name="P1">840</text:p>
      <text:p text:style-name="P1">(listlcm (list 5 10 2))</text:p>
      <text:p text:style-name="P1">10</text:p>
      <text:p text:style-name="P1"/>
      <text:p text:style-name="P1">b)</text:p>
      <text:p text:style-name="P1">(montain (list 2 3 4 5))</text:p>
      <text:p text:style-name="P1">NIL</text:p>
      <text:p text:style-name="P1">(montain (list 2 3 4 1))</text:p>
      <text:p text:style-name="P1">T</text:p>
      <text:p text:style-name="P1">(montain (list 2 3))</text:p>
      <text:p text:style-name="P1">NIL</text:p>
      <text:p text:style-name="P1">(montain (list 5 2 3))</text:p>
      <text:p text:style-name="P1">NIL</text:p>
      <text:p text:style-name="P1">montain (list 1 2 1))</text:p>
      <text:p text:style-name="P1">T</text:p>
      <text:p text:style-name="P1"/>
      <text:p text:style-name="P1">c)</text:p>
      <text:p text:style-name="P1">(removemax (list 3 7 9 'Ab 9))</text:p>
      <text:p text:style-name="P1">(3 7 AB)</text:p>
      <text:p text:style-name="P1">(removemax (list 3 7 <text:s/>'Ab ))</text:p>
      <text:p text:style-name="P1">(3 AB)</text:p>
      <text:p text:style-name="P1">(removemax (list 3 <text:s/>'Ab ))</text:p>
      <text:p text:style-name="P1">(AB)</text:p>
      <text:p text:style-name="P1">(removemax (list <text:s text:c="2"/>'Ab ))</text:p>
      <text:p text:style-name="P1">(AB)</text:p>
      <text:p text:style-name="P1"/>
      <text:p text:style-name="P1">d)</text:p>
      <text:p text:style-name="P1">(findprod (list 3 2 (list 4)))</text:p>
      <text:p text:style-name="P1">8</text:p>
      <text:p text:style-name="P1">(findprod (list 3 2 (list 4 (list 2))))</text:p>
      <text:p text:style-name="P1">16</text:p>
      <text:p text:style-name="P1">(findprod (list 3 2 (list 4 (list 2)) 3 4))</text:p>
      <text:p text:style-name="P1">6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urce code</text:p>
      <text:p text:style-name="P1"/>
      <text:p text:style-name="P1">(defun treelvlk(tree k lvl stack)</text:p>
      <text:p text:style-name="P1"><text:s text:c="2"/>(cond</text:p>
      <text:p text:style-name="P1"><text:s text:c="4"/>((NULL tree) (list))</text:p>
      <text:p text:style-name="P1"><text:s text:c="4"/>(</text:p>
      <text:p text:style-name="P1"><text:s text:c="6"/>(and (equal 2 (cadr tree)) (equal lvl k))</text:p>
      <text:p text:style-name="P1"><text:s text:c="6"/>(cons (car tree) (treelvlk (nthcdr 2 tree) k (+ 1 lvl) (cons (+ 1 lvl) stack)))</text:p>
      <text:p text:style-name="P1"><text:s text:c="4"/>)</text:p>
      <text:p text:style-name="P1"><text:s text:c="4"/>(</text:p>
      <text:p text:style-name="P1"><text:s text:c="6"/>(equal 2 (cadr tree))</text:p>
      <text:p text:style-name="P1"><text:s text:c="6"/>(treelvlk (nthcdr 2 tree) k (+ 1 lvl) (cons (+ 1 lvl) stack))</text:p>
      <text:p text:style-name="P1"><text:s text:c="4"/>)</text:p>
      <text:p text:style-name="P1"><text:s text:c="4"/>(</text:p>
      <text:p text:style-name="P1"><text:s text:c="6"/>(and (equal 1 (cadr tree)) (equal lvl k))</text:p>
      <text:p text:style-name="P1"><text:s text:c="6"/>(cons (car tree) (treelvlk (nthcdr 2 tree) k (+ 1 lvl) stack))</text:p>
      <text:p text:style-name="P1"><text:s text:c="4"/>)</text:p>
      <text:p text:style-name="P1"><text:s text:c="4"/>(</text:p>
      <text:p text:style-name="P1"><text:s text:c="6"/>(equal 1 (cadr tree))</text:p>
      <text:p text:style-name="P1"><text:s text:c="6"/>(treelvlk (nthcdr 2 tree) k (+ 1 lvl) stack)</text:p>
      <text:p text:style-name="P1"><text:s text:c="4"/>)</text:p>
      <text:p text:style-name="P1"><text:s text:c="4"/>(</text:p>
      <text:p text:style-name="P1"><text:s text:c="6"/>(and (equal 0 (cadr tree)) (equal lvl k))</text:p>
      <text:p text:style-name="P1"><text:s text:c="6"/>(cons (car tree) (treelvlk (nthcdr 2 tree) k (car stack) (cdr stack)))</text:p>
      <text:p text:style-name="P1"><text:s text:c="4"/>)</text:p>
      <text:p text:style-name="P1"><text:s text:c="4"/>(</text:p>
      <text:p text:style-name="P1"><text:s text:c="6"/>(equal 0 (cadr tree))</text:p>
      <text:p text:style-name="P1"><text:s text:c="6"/>(treelvlk (nthcdr 2 tree) k (car stack) (cdr stack))</text:p>
      <text:p text:style-name="P1"><text:s text:c="4"/>)</text:p>
      <text:p text:style-name="P1"><text:s text:c="2"/>)</text:p>
      <text:p text:style-name="P1">)</text:p>
      <text:p text:style-name="P1"/>
      <text:p text:style-name="P1">(defun klvltree(tree k)</text:p>
      <text:p text:style-name="P1"><text:s text:c="4"/>(treelvlk tree k 1 (list))</text:p>
      <text:p text:style-name="P1">)</text:p>
      <text:p text:style-name="P1"/>
      <text:p text:style-name="P1"/>
      <text:p text:style-name="P1">Tests</text:p>
      <text:p text:style-name="P1"/>
      <text:p text:style-name="P1">(klvltree (list 'A 2 'B 0 'C 2 'D 0 'E 0) 2)</text:p>
      <text:p text:style-name="P1">(B C)</text:p>
      <text:p text:style-name="P1">(klvltree (list 'A 2 'B 0 'C 2 'D 0 'E 0) 3)</text:p>
      <text:p text:style-name="P1">(D E)</text:p>
      <text:p text:style-name="P1">(klvltree (list 'A 2 'B 2 'C 1 'D 0 'F 1 'P 0 'E 1 'X 1 'Y 0) 3)</text:p>
      <text:p text:style-name="P1">(C F X)</text:p>
      <text:p text:style-name="P1">(klvltree (list 'A 2 'B 2 'C 1 'D 0 'F 1 'P 0 'E 1 'X 1 'Y 0) 4)</text:p>
      <text:p text:style-name="P1">(D P Y)</text:p>
      <text:p text:style-name="P1">(klvltree (list 'A 2 'B 2 'C 1 'D 0 'F 1 'P 0 'E 1 'X 1 'Y 0) 2)</text:p>
      <text:p text:style-name="P1">(B E)</text:p>
      <text:p text:style-name="P1">(klvltree (list 'A 2 'B 2 'C 1 'D 0 'F 1 'P 0 'E 1 'X 1 'Y 0) 1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52:10.162695969</meta:creation-date>
    <dc:date>2018-12-20T11:54:54.691847151</dc:date>
    <meta:editing-duration>PT2M45S</meta:editing-duration>
    <meta:editing-cycles>1</meta:editing-cycles>
    <meta:document-statistic meta:table-count="0" meta:image-count="0" meta:object-count="0" meta:page-count="3" meta:paragraph-count="158" meta:word-count="636" meta:character-count="3013" meta:non-whitespace-character-count="2259"/>
    <meta:generator>LibreOffice/6.0.6.2$Linux_X86_64 LibreOffice_project/00m0$Build-2</meta:generator>
  </office:meta>
</office:document-meta>
</file>